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lnetOutputStream.TelnetOutputStream( TelnetClient cli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lnetOutputStream.write( int ch )</text:p>
          </table:table-cell>
          <table:table-cell office:value-type="float" office:value="9">
            <text:p text:style-name="Table_20_Contents">9</text:p>
          </table:table-cell>
          <table:table-cell office:value-type="float" office:value="4">
            <text:p text:style-name="Table_20_Contents">4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TelnetOutputStream.flu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lnetOutputStream.write( byte buffer [ ]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lnetOutputStream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lnetOutputStream.write( byte buffer [ ] , int offset ,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